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6000000797BF01A340DC3195F.png" manifest:media-type="image/png"/>
  <manifest:file-entry manifest:full-path="Pictures/1000000100000526000003C5BA4D98C1E8E950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9.846cm" svg:height="14.529cm" draw:z-index="0"><draw:image xlink:href="Pictures/1000000100000526000003C5BA4D98C1E8E950CE.png" xlink:type="simple" xlink:show="embed" xlink:actuate="onLoad" draw:mime-type="image/png"/></draw:frame><draw:frame draw:style-name="fr1" draw:name="Image2" text:anchor-type="char" svg:x="-1.422cm" svg:y="15.03cm" svg:width="19.766cm" svg:height="2.05cm" draw:z-index="1"><draw:image xlink:href="Pictures/1000000100000526000000797BF01A340DC3195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5:57:20.341949004</meta:creation-date>
    <dc:date>2023-11-21T15:59:05.389281387</dc:date>
    <meta:editing-duration>PT1M45S</meta:editing-duration>
    <meta:editing-cycles>1</meta:editing-cycles>
    <meta:generator>LibreOffice/7.3.7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